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93cm" fo:min-width="0.89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2.16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147cm" fo:min-width="2.8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2.54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2.8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2.80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179cm" fo:min-width="4.199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639cm" fo:min-width="4.4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85cm" fo:min-width="2.548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893cm" fo:min-width="2.6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0000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143cm" svg:x="9.382cm" svg:y="1.76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651cm" svg:x="8.874cm" svg:y="4.048cm">
          <text:p text:style-name="P1">Welcome</text:p>
          <text:p text:style-name="P1">Scree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17cm" svg:y1="2.905cm" svg:x2="10.017cm" svg:y2="4.048cm">
          <text:p/>
        </draw:line>
        <draw:custom-shape draw:style-name="gr4" draw:text-style-name="P4" draw:layer="layout" svg:width="3.302cm" svg:height="1.397cm" svg:x="8.493cm" svg:y="6.969cm">
          <text:p text:style-name="P1">Checker of </text:p>
          <text:p text:style-name="P1">statu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44cm" svg:y1="5.699cm" svg:x2="10.144cm" svg:y2="6.969cm">
          <text:p/>
        </draw:line>
        <draw:custom-shape draw:style-name="gr5" draw:text-style-name="P1" draw:layer="layout" svg:width="3.048cm" svg:height="0.889cm" svg:x="8.62cm" svg:y="11.541cm">
          <text:p text:style-name="P1">Main menu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144cm" svg:y1="8.366cm" svg:x2="10.144cm" svg:y2="11.541cm">
          <text:p text:style-name="P5"><text:span text:style-name="T1">All ok</text:span></text:p>
        </draw:line>
        <draw:custom-shape draw:style-name="gr7" draw:text-style-name="P1" draw:layer="layout" svg:width="3.302cm" svg:height="0.889cm" svg:x="12.43cm" svg:y="11.287cm">
          <text:p text:style-name="P1">Fresh start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652cm" svg:y1="8.366cm" svg:x2="13.827cm" svg:y2="11.287cm">
          <text:p text:style-name="P5"><text:span text:style-name="T1">New installation</text:span></text:p>
        </draw:line>
        <draw:custom-shape draw:style-name="gr8" draw:text-style-name="P1" draw:layer="layout" svg:width="3.302cm" svg:height="1.016cm" svg:x="2.905cm" svg:y="11.922cm">
          <text:p text:style-name="P1">Prob Solv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509cm" svg:y1="8.366cm" svg:x2="5.064cm" svg:y2="9.255cm">
          <text:p text:style-name="P5"><text:span text:style-name="T1">So</text:span><text:span text:style-name="T1">me</text:span><text:span text:style-name="T1">thi</text:span><text:span text:style-name="T1">ng </text:span><text:span text:style-name="T1">out </text:span><text:span text:style-name="T1">of </text:span><text:span text:style-name="T1">sp</text:span><text:span text:style-name="T1">ec</text:span></text:p>
        </draw:line>
        <draw:custom-shape draw:style-name="gr9" draw:text-style-name="P1" xml:id="id2" draw:id="id2" draw:layer="layout" svg:width="4.699cm" svg:height="3.429cm" svg:x="2.016cm" svg:y="17.002cm">
          <text:p text:style-name="P1">Main menu</text:p>
          <text:p text:style-name="P7">- backup</text:p>
          <text:p text:style-name="P7">- update yss_cal</text:p>
          <text:p text:style-name="P7"/>
          <text:p text:style-name="P7">- exit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953cm" svg:height="0.889cm" svg:x="9.509cm" svg:y="15.732cm">
          <text:p text:style-name="P8"><text:span text:style-name="T1">Making a backup of node-r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3.048cm" svg:height="0.635cm" svg:x="15.351cm" svg:y="16.494cm">
          <text:p text:style-name="P1">Info 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3" draw:id="id3" draw:layer="layout" svg:width="3.048cm" svg:height="0.635cm" svg:x="15.351cm" svg:y="18.145cm">
          <text:p text:style-name="P1">Info ms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953cm" svg:height="0.889cm" svg:x="9.509cm" svg:y="17.256cm">
          <text:p text:style-name="P8"><text:span text:style-name="T1">Making a update from g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18.018cm" svg:x2="9.509cm" svg:y2="16.113cm">
          <text:p/>
        </draw:line>
        <draw:line draw:style-name="gr3" draw:text-style-name="P3" draw:layer="layout" svg:x1="14.462cm" svg:y1="16.24cm" svg:x2="15.351cm" svg:y2="16.748cm">
          <text:p/>
        </draw:line>
        <draw:line draw:style-name="gr3" draw:text-style-name="P3" draw:layer="layout" svg:x1="6.715cm" svg:y1="18.653cm" svg:x2="9.509cm" svg:y2="17.637cm">
          <text:p/>
        </draw:line>
        <draw:line draw:style-name="gr3" draw:text-style-name="P3" draw:layer="layout" svg:x1="14.462cm" svg:y1="17.764cm" svg:x2="15.351cm" svg:y2="18.526cm">
          <text:p/>
        </draw:line>
        <draw:connector draw:style-name="gr12" draw:text-style-name="P5" draw:layer="layout" draw:line-skew="0.007cm -1.657cm" svg:x1="18.399cm" svg:y1="16.811cm" svg:x2="4.365cm" svg:y2="17.002cm" draw:start-shape="id1" draw:start-glue-point="1" draw:end-shape="id2" draw:end-glue-point="0" svg:d="M18399 16811h508v-2476h-14542v2667" svg:viewBox="0 0 14543 2668">
          <text:p/>
        </draw:connector>
        <draw:connector draw:style-name="gr12" draw:text-style-name="P5" draw:layer="layout" draw:line-skew="0cm -2.165cm" svg:x1="18.399cm" svg:y1="18.462cm" svg:x2="4.365cm" svg:y2="17.002cm" draw:start-shape="id3" draw:start-glue-point="1" draw:end-shape="id2" draw:end-glue-point="0" svg:d="M18399 18462h501v-4127h-14535v2667" svg:viewBox="0 0 14536 4128">
          <text:p/>
        </draw:connector>
        <draw:custom-shape draw:style-name="gr13" draw:text-style-name="P1" draw:layer="layout" svg:width="3.175cm" svg:height="1.143cm" svg:x="3.413cm" svg:y="9.382cm">
          <text:p text:style-name="P1">Info msg</text:p>
          <text:p text:style-name="P1"><text:span text:style-name="T1">errMs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937cm" svg:y1="10.525cm" svg:x2="4.302cm" svg:y2="11.9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6:51:21.993857070</meta:creation-date>
    <dc:date>2022-12-19T13:23:55.451648623</dc:date>
    <meta:editing-duration>PT2H31M16S</meta:editing-duration>
    <meta:editing-cycles>10</meta:editing-cycles>
    <meta:generator>LibreOffice/6.4.7.2$Linux_X86_64 LibreOffice_project/40$Build-2</meta:generator>
    <meta:document-statistic meta:object-count="24"/>
  </office:meta>
</office:document-meta>
</file>